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 58%"/>
    </style:style>
    <style:style style:name="T9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/>
    </style:style>
    <style:style style:name="T10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 100%" style:font-name="Liberation Serif"/>
    </style:style>
    <style:style style:name="T1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  <style:style style:name="T1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BE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Montage en parallèle des résistances</text:p>
          </table:table-cell>
          <table:covered-table-cell table:number-columns-repeated="3" table:style-name="ce6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Donné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alculs</text:p>
          </table:table-cell>
          <table:covered-table-cell table:style-name="ce6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1">R</text:span><text:span text:style-name="T2">1</text:span><text:span text:style-name="T1"> (</text:span><text:span text:style-name="T3">Ω</text:span><text:span text:style-name="T4">)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7">R</text:span><text:span text:style-name="T8">éq </text:span><text:span text:style-name="T9">(Ω</text:span><text:span text:style-name="T10">)</text:span></text:p>
          </table:table-cell>
          <table:table-cell table:formula="of:=([.D4]*[.D5])/([.D4]+[.D5])" office:value-type="float" office:value="9.09090909090909" calcext:value-type="float">
            <text:p>9,09090909090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<text:span text:style-name="T5">2</text:span> (Ω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text:span text:style-name="T5">1 </text:span><text:span text:style-name="T6">(A)</text:span></text:p>
          </table:table-cell>
          <table:table-cell table:style-name="ce4" table:formula="of:=[.D6]/[.D4]" office:value-type="float" office:value="0.05" calcext:value-type="float">
            <text:p>0,0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ension (V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text:span text:style-name="T5">2</text:span><text:span text:style-name="T6"> (A)</text:span></text:p>
          </table:table-cell>
          <table:table-cell table:style-name="ce4" table:formula="of:=[.D6]/[.D5]"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I (A)</text:p>
          </table:table-cell>
          <table:table-cell table:style-name="ce4" table:formula="of:=[.F5]+[.F6]" office:value-type="float" office:value="0.55" calcext:value-type="float">
            <text:p>0,55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Montage mixte des résistances</text:p>
          </table:table-cell>
          <table:covered-table-cell table:number-columns-repeated="3" table:style-name="ce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Donnée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Calculs</text:p>
          </table:table-cell>
          <table:covered-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R<text:span text:style-name="T5">1</text:span><text:span text:style-name="T6"> (Ω)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7">R</text:span><text:span text:style-name="T8">1,2 </text:span><text:span text:style-name="T9">(Ω)</text:span></text:p>
          </table:table-cell>
          <table:table-cell table:formula="of:=([.D14]*[.D15])/([.D14]+[.D15])" office:value-type="float" office:value="9.09090909090909" calcext:value-type="float">
            <text:p>9,09090909090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<text:span text:style-name="T5">2</text:span><text:span text:style-name="T6"> (Ω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text:span text:style-name="T5">éq</text:span><text:span text:style-name="T6"> (Ω)</text:span></text:p>
          </table:table-cell>
          <table:table-cell table:formula="of:=[.F14]+[.D17]" office:value-type="float" office:value="229.090909090909" calcext:value-type="float">
            <text:p>229,090909090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7">R</text:span><text:span text:style-name="T8">1,2 </text:span><text:span text:style-name="T9">(Ω)</text:span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(A)</text:p>
          </table:table-cell>
          <table:table-cell table:formula="of:=[.D18]/[.F15]" office:value-type="float" office:value="0.0218253968253968" calcext:value-type="float">
            <text:p>0,02182539682539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7">R</text:span><text:span text:style-name="T8">3 </text:span><text:span text:style-name="T9">(Ω)</text:span>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nsion (V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Montage mixte des résistances</text:p>
          </table:table-cell>
          <table:covered-table-cell table:number-columns-repeated="3" table:style-name="ce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Données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Calculs</text:p>
          </table:table-cell>
          <table:covered-table-cell table:style-name="ce6"/>
        </table:table-row>
        <table:table-row table:style-name="ro3">
          <table:table-cell table:number-columns-repeated="2"/>
          <table:table-cell office:value-type="string" calcext:value-type="string">
            <text:p>R<text:span text:style-name="T5">1</text:span> (Ω)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R<text:span text:style-name="T5">2, 3</text:span> (Ω)</text:p>
          </table:table-cell>
          <table:table-cell table:style-name="ce10" table:formula="of:=[.D26]+[.D27]" office:value-type="float" office:value="1100" calcext:value-type="float">
            <text:p>1100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Parallèles</text:p>
          </table:table-cell>
          <table:table-cell office:value-type="string" calcext:value-type="string">
            <text:p>R<text:span text:style-name="T5">2</text:span> (Ω)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<text:span text:style-name="T11">R</text:span><text:span text:style-name="T12">4, 5 </text:span><text:span text:style-name="T13">(Ω)</text:span></text:p>
          </table:table-cell>
          <table:table-cell table:style-name="ce10" table:formula="of:=([.D28]*[.D29])/([.D28]+[.D29])" office:value-type="float" office:value="207.640449438202" calcext:value-type="float">
            <text:p>207,640449438202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R<text:span text:style-name="T5">3</text:span> (Ω)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R<text:span text:style-name="T5">éq</text:span><text:span text:style-name="T6"> (Ω)</text:span></text:p>
          </table:table-cell>
          <table:table-cell table:style-name="ce10" table:formula="of:=1/((1/[.D25])+(1/[.F25])+(1/[.F26]))" office:value-type="float" office:value="97.3656480505796" calcext:value-type="float">
            <text:p>97,3656480505796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Séries</text:p>
          </table:table-cell>
          <table:table-cell office:value-type="string" calcext:value-type="string">
            <text:p>R<text:span text:style-name="T5">4</text:span> (Ω)</text:p>
          </table:table-cell>
          <table:table-cell table:style-name="ce10" office:value-type="float" office:value="560" calcext:value-type="float">
            <text:p>560</text:p>
          </table:table-cell>
          <table:table-cell office:value-type="string" calcext:value-type="string">
            <text:p>I<text:span text:style-name="T5">1</text:span> (A)</text:p>
          </table:table-cell>
          <table:table-cell table:style-name="ce10" table:formula="of:=[.D30]/[.D25]" office:value-type="float" office:value="0.113636363636364" calcext:value-type="float">
            <text:p>0,11363636363636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R<text:span text:style-name="T5">5</text:span> (Ω)</text:p>
          </table:table-cell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I<text:span text:style-name="T5">2</text:span> (A)</text:p>
          </table:table-cell>
          <table:table-cell table:style-name="ce10" table:formula="of:=[.D30]/[.F25]" office:value-type="float" office:value="0.0227272727272727" calcext:value-type="float">
            <text:p>0,02272727272727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Tension (V)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I<text:span text:style-name="T5">3</text:span> (A)</text:p>
          </table:table-cell>
          <table:table-cell table:style-name="ce10" table:formula="of:=[.D30]/[.F26]" office:value-type="float" office:value="0.120400432900433" calcext:value-type="float">
            <text:p>0,120400432900433</text:p>
          </table:table-cell>
        </table:table-row>
        <table:table-row table:style-name="ro3">
          <table:table-cell table:number-columns-repeated="3"/>
          <table:table-cell table:style-name="ce2"/>
          <table:table-cell office:value-type="string" calcext:value-type="string">
            <text:p>I<text:span text:style-name="T5">4</text:span> (A)</text:p>
          </table:table-cell>
          <table:table-cell table:style-name="ce10" table:formula="of:=[.D30]/[.D28]" office:value-type="float" office:value="0.0446428571428571" calcext:value-type="float">
            <text:p>0,044642857142857</text:p>
          </table:table-cell>
        </table:table-row>
        <table:table-row table:style-name="ro3">
          <table:table-cell table:number-columns-repeated="3"/>
          <table:table-cell table:style-name="ce2"/>
          <table:table-cell office:value-type="string" calcext:value-type="string">
            <text:p>I<text:span text:style-name="T5">5</text:span> (A)</text:p>
          </table:table-cell>
          <table:table-cell table:style-name="ce10" table:formula="of:=[.D30]/[.D29]" office:value-type="float" office:value="0.0757575757575758" calcext:value-type="float">
            <text:p>0,075757575757576</text:p>
          </table:table-cell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It (A)</text:p>
          </table:table-cell>
          <table:table-cell table:style-name="ce10" table:formula="of:=[.D30]/[.F27]" office:value-type="float" office:value="0.256764069264069" calcext:value-type="float">
            <text:p>0,256764069264069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1:49:53.306163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2:05:36.428087258</meta:creation-date>
    <dc:date>2021-03-25T12:25:45.796565797</dc:date>
    <meta:editing-duration>PT1H28M49S</meta:editing-duration>
    <meta:editing-cycles>32</meta:editing-cycles>
    <meta:generator>LibreOffice/6.2.5.2$Linux_X86_64 LibreOffice_project/20$Build-2</meta:generator>
    <meta:document-statistic meta:table-count="1" meta:cell-count="71" meta:object-count="0"/>
  </office:meta>
</office:document-meta>
</file>